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9da2"/>
    </style:style>
    <style:style style:name="P2" style:family="paragraph" style:parent-style-name="Standard">
      <style:text-properties style:text-underline-style="none" fo:font-weight="normal" officeooo:rsid="000a9da2" officeooo:paragraph-rsid="000a9da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b433d" officeooo:paragraph-rsid="000b433d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035c" officeooo:paragraph-rsid="000a9da2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3035c" officeooo:paragraph-rsid="000a9da2" style:font-weight-asian="bold" style:font-weight-complex="bold"/>
    </style:style>
    <style:style style:name="P6" style:family="paragraph" style:parent-style-name="Preformatted_20_Text">
      <style:text-properties officeooo:paragraph-rsid="000a9da2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0a9da2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font-name="Open Sans" fo:font-size="9.55000019073486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30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t: </text:p>
      <text:p text:style-name="P5"><text:span text:style-name="Source_20_Text"><text:span text:style-name="T1">$(document).ready(function() {</text:span></text:span></text:p>
      <text:p text:style-name="P6"><text:span text:style-name="Source_20_Text"><text:span text:style-name="T1"><text:s text:c="4"/>$(thingToClick).event(function() {</text:span></text:span></text:p>
      <text:p text:style-name="P6"><text:span text:style-name="Source_20_Text"><text:span text:style-name="T1"><text:s text:c="8"/>$(thingToAffect).effect();</text:span></text:span></text:p>
      <text:p text:style-name="P6"><text:span text:style-name="Source_20_Text"><text:span text:style-name="T1"><text:s text:c="4"/>});</text:span></text:span></text:p>
      <text:p text:style-name="P7"><text:span text:style-name="Source_20_Text"><text:span text:style-name="T1">});</text:span></text:span></text:p>
      <text:p text:style-name="P1"><text:span text:style-name="Source_20_Text">$()</text:span><text:span text:style-name="T2"> </text:span><text:span text:style-name="T3">is a </text:span><text:span text:style-name="Strong_20_Emphasis"><text:span text:style-name="T4">function</text:span></text:span><text:span text:style-name="T2"> </text:span><text:span text:style-name="T3">(a kind of action) that turns whatever's inside the parentheses into a jQuery object—that is, something jQuery can work with</text:span><text:line-break/> <text:span text:style-name="T6">When we say “function”, I can think “action.” Functions are the basic unit of doing work in jQuery. </text:span></text:p>
      <text:p text:style-name="P2">Effects/actions:</text:p>
      <text:p text:style-name="P2">mouseenter() - produces a change when your mouse enters a given HTML element<text:line-break/><text:tab/>$(document).mouseenter(function () {<text:line-break/><text:tab/> <text:s/>$('div').mouseenter(function () {</text:p>
      <text:p text:style-name="P2"><text:tab/> <text:s text:c="4"/>$('div').hide();<text:line-break/><text:tab/> <text:s/>});</text:p>
      <text:p text:style-name="P2"><text:tab/>}); </text:p>
      <text:p text:style-name="P3">This would hide every &lt;div&gt; on the page as soon as you mouse over one. </text:p>
      <text:p text:style-name="P3"/>
      <text:p text:style-name="P3">fadeTo() <text:s/>takes two <text:span text:style-name="T5">arguments</text:span>, or <text:span text:style-name="T5">inputs</text:span>, between its parentheses, separated by a comma: the speed at which to fade, and the <text:span text:style-name="T5">opacity</text:span> (or transparency) to fade to. IE: <text:line-break/><text:tab/>fadeTo('fast', 0.25); <text:line-break/><text:tab/>fadeTo('speed', opacity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" svg:font-family="'Open Sans', 'Helvetica Neue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20:21:19.962492000</meta:creation-date>
    <dc:date>2013-08-26T20:40:53.909745000</dc:date>
    <meta:editing-duration>PT11M8S</meta:editing-duration>
    <meta:editing-cycles>2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13" meta:word-count="121" meta:character-count="855" meta:non-whitespace-character-count="707"/>
  </office:meta>
</office:document-meta>
</file>